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5b8a2" officeooo:paragraph-rsid="0015b8a2"/>
    </style:style>
    <style:style style:name="P2" style:family="paragraph" style:parent-style-name="Standard">
      <style:text-properties officeooo:rsid="00176322" officeooo:paragraph-rsid="00176322"/>
    </style:style>
    <style:style style:name="P3" style:family="paragraph" style:parent-style-name="Standard">
      <style:text-properties officeooo:rsid="001866b6" officeooo:paragraph-rsid="001866b6"/>
    </style:style>
    <style:style style:name="P4" style:family="paragraph" style:parent-style-name="Table_20_Contents">
      <style:text-properties officeooo:rsid="001866b6" officeooo:paragraph-rsid="001866b6"/>
    </style:style>
    <style:style style:name="P5" style:family="paragraph" style:parent-style-name="Standard" style:list-style-name="L1">
      <style:text-properties officeooo:rsid="001866b6" officeooo:paragraph-rsid="001866b6"/>
    </style:style>
    <style:style style:name="P6" style:family="paragraph" style:parent-style-name="Standard" style:list-style-name="L1">
      <style:text-properties officeooo:rsid="001d08b5" officeooo:paragraph-rsid="001d08b5"/>
    </style:style>
    <style:style style:name="P7" style:family="paragraph" style:parent-style-name="Table_20_Contents">
      <style:text-properties officeooo:rsid="001d08b5" officeooo:paragraph-rsid="001d08b5"/>
    </style:style>
    <style:style style:name="T1" style:family="text">
      <style:text-properties officeooo:rsid="001ba8f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a ma kota $ 1.</text:p>
      <text:p text:style-name="P2">Kot ma Ale.</text:p>
      <text:p text:style-name="P2"/>
      <text:p text:style-name="P2"/>
      <text:list xml:id="list2274264866" text:style-name="L1">
        <text:list-item>
          <text:p text:style-name="P5">Ziom<text:span text:style-name="T1">ica</text:span></text:p>
        </text:list-item>
        <text:list-item>
          <text:p text:style-name="P6">ziom is not supported</text:p>
        </text:list-item>
        <text:list-item>
          <text:p text:style-name="P5">ziomeczek</text:p>
        </text:list-item>
      </text:list>
      <text:p text:style-name="P3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P7">ziom is not provided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<text:span text:style-name="T1">Kot ma Ale</text:span> wiersz 1 kol 1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4"><text:span text:style-name="T1">Kot ma Ale</text:span> wiersz 2 kol 5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21:59:51.543588592</meta:creation-date>
    <dc:date>2024-10-29T21:56:56.136808840</dc:date>
    <meta:editing-duration>PT3M7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8" meta:word-count="35" meta:character-count="140" meta:non-whitespace-character-count="116"/>
  </office:meta>
</office:document-meta>
</file>